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0000000001E0000001EBD18D82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619cm" svg:height="0.962cm" svg:x="0.921cm" svg:y="1.308cm">
          <draw:text-box>
            <text:p>0.1, 0.2</text:p>
          </draw:text-box>
        </draw:frame>
        <draw:frame draw:style-name="gr1" draw:layer="layout" svg:width="2.619cm" svg:height="0.962cm" svg:x="1.635cm" svg:y="11.468cm">
          <draw:text-box>
            <text:p>0.8, 0.2</text:p>
          </draw:text-box>
        </draw:frame>
        <draw:frame draw:style-name="gr1" draw:layer="layout" svg:width="2.619cm" svg:height="0.962cm" svg:x="6.715cm" svg:y="1.308cm">
          <draw:text-box>
            <text:p>0.1, 0.4</text:p>
          </draw:text-box>
        </draw:frame>
        <draw:g>
          <draw:custom-shape draw:style-name="gr2" draw:text-style-name="P1" draw:layer="layout" svg:width="8.89cm" svg:height="5.08cm" draw:transform="rotate (-1.57149445849658) translate (7.356cm 2.274cm)">
            <text:p/>
            <draw:enhanced-geometry svg:viewBox="0 0 21600 21600" draw:glue-points="10800 0 5400 10800 0 21600 10800 21600 21600 21600 16200 10800" draw:text-areas="1900 12700 12700 19700" draw:mirror-horizontal="false" draw:mirror-vertical="false" draw:type="right-triangle" draw:enhanced-path="M 0 0 L 21600 21600 0 21600 0 0 Z N"/>
          </draw:custom-shape>
          <draw:frame draw:style-name="gr3" draw:text-style-name="P1" draw:layer="layout" svg:width="2.54cm" svg:height="2.162cm" draw:transform="rotate (-1.57149445849658) translate (4.816cm 2.907cm)">
            <draw:image xlink:href="Pictures/100000000000001E0000001EBD18D826.gif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1-01-14T10:45:10</meta:creation-date>
    <dc:date>2011-01-14T10:59:57</dc:date>
    <dc:creator>Etay Meiri</dc:creator>
    <meta:editing-duration>PT00H04M31S</meta:editing-duration>
    <meta:editing-cycles>2</meta:editing-cycles>
    <meta:generator>OpenOffice.org/3.2$Unix OpenOffice.org_project/320m19$Build-9505</meta:generator>
    <meta:document-statistic meta:object-count="6"/>
  </office:meta>
</office:document-meta>
</file>